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ack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s/>Stack implementation using arra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ack implementation using linked lis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ueue Implementation using arra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Queue implementation using linkedlis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mplement twostacks in same array se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mplement twostacks in same array set-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ind middle element in stack using o(1) Time complexity[v.v.imp] medium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mplement k stacks in a single array [v.v.v.imp] hard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heck if paranthesis are balaned or not using stack. Eas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everse a string using stack . Eas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reate customized data structure with o(1) time complexity operation getMin and lastElemen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reate customized data structure with o(1) time complexity and space optimized to perfrm foll operation getMin and lastElemen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esign a stack that supports getMin() in o(1) time and o(1) extra space [v.v.v.imp]hard</text:p>
          </table:table-cell>
          <table:table-cell table:style-name="ce2" office:value-type="string" calcext:value-type="string">
            <text:p>SpeciStack2,jav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ind the next greater element [v.v.vimp] very hard</text:p>
          </table:table-cell>
          <table:table-cell table:style-name="ce2" office:value-type="string" calcext:value-type="string">
            <text:p>FindNextGreater.jav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valuate Expression Set 1 and Set 2 easy but need to revise</text:p>
          </table:table-cell>
          <table:table-cell table:style-name="ce2" office:value-type="string" calcext:value-type="string">
            <text:p>EvaArithmaticExpr, EvaArithmaticExprSet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dd element at the bottom of stack easy</text:p>
          </table:table-cell>
          <table:table-cell table:style-name="ce2" office:value-type="string" calcext:value-type="string">
            <text:p>AddElementAtBottom.jav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verse a stack using recursion </text:p>
          </table:table-cell>
          <table:table-cell table:style-name="ce2" office:value-type="string" calcext:value-type="string">
            <text:p>program not created yet 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ort a stack using recursion time complexity of this program is also o(n^2)</text:p>
          </table:table-cell>
          <table:table-cell table:style-name="ce2" office:value-type="string" calcext:value-type="string">
            <text:p>SortStackUsingRecursion.jav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erge OverLapping Intervals (Medium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ind longest sub string of brackets in a given string(medium) IMP</text:p>
          </table:table-cell>
          <table:table-cell table:style-name="ce2" office:value-type="string" calcext:value-type="string">
            <text:p>LongestSubString.jav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pression contain redundant brackets or not [V.V.VIMP] very hard</text:p>
          </table:table-cell>
          <table:table-cell office:value-type="string" calcext:value-type="string">
            <text:p>ExprContRedundantBrcktOrNot.java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mplement queue using single stack medium-easy</text:p>
          </table:table-cell>
          <table:table-cell table:style-name="ce2" office:value-type="string" calcext:value-type="string">
            <text:p>ImplQueueUsingStack.java</text:p>
          </table:table-cell>
          <table:table-cell table:number-columns-repeated="2"/>
        </table:table-row>
        <table:table-row table:style-name="ro2" table:number-rows-repeated="4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5:18:29.2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4:17:54.753000000</meta:creation-date>
    <meta:editing-duration>P1DT3H15M38S</meta:editing-duration>
    <meta:editing-cycles>28</meta:editing-cycles>
    <meta:generator>LibreOffice/7.1.5.2$Windows_X86_64 LibreOffice_project/85f04e9f809797b8199d13c421bd8a2b025d52b5</meta:generator>
    <dc:date>2021-09-22T15:20:33.052000000</dc:date>
    <meta:document-statistic meta:table-count="1" meta:cell-count="34" meta:object-count="0"/>
  </office:meta>
</office:document-meta>
</file>